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ewsGotT1" svg:font-family="NewsGotT"/>
    <style:font-face style:name="OpenSymbol" svg:font-family="OpenSymbol"/>
    <style:font-face style:name="Tahoma2" svg:font-family="Tahoma"/>
    <style:font-face style:name="arial" svg:font-family="arial, helvetica, sans-serif"/>
    <style:font-face style:name="sans-serif" svg:font-family="sans-serif"/>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fo:break-before="page"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data-style-name="N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data-style-name="N37">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indent="0cm" style:auto-text-indent="false"/>
      <style:text-properties fo:color="#000000" style:font-name="NewsGotT" fo:font-size="12pt" style:font-size-asian="12pt" style:font-size-complex="12pt"/>
    </style:style>
    <style:style style:name="P3" style:family="paragraph" style:parent-style-name="Standard" style:master-page-name="">
      <style:paragraph-properties style:page-number="auto"/>
    </style:style>
    <style:style style:name="P4"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5" style:family="paragraph" style:parent-style-name="Title" style:master-page-name="">
      <style:paragraph-properties style:page-number="auto" fo:padding="0cm" fo:border="none"/>
    </style:style>
    <style:style style:name="P6" style:family="paragraph" style:parent-style-name="Tema">
      <style:paragraph-properties fo:margin-left="0cm" fo:margin-right="0.101cm" fo:margin-top="0cm" fo:margin-bottom="0.199cm" style:contextual-spacing="false" fo:text-align="center" style:justify-single-word="false" fo:text-indent="0cm" style:auto-text-indent="false" fo:background-color="transparent" fo:padding="0cm" fo:border-left="none" fo:border-right="none" fo:border-top="none" fo:border-bottom="0.51pt solid #808080" style:shadow="none">
        <style:background-image/>
      </style:paragraph-properties>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0" style:family="paragraph" style:parent-style-name="Standard">
      <style:text-properties fo:font-size="12pt" style:font-size-asian="12pt" style:font-size-complex="12pt"/>
    </style:style>
    <style:style style:name="P11" style:family="paragraph" style:parent-style-name="Text_20_body">
      <style:text-properties fo:color="#000000" style:font-name="NewsGotT" fo:font-size="11pt"/>
    </style:style>
    <style:style style:name="P12" style:family="paragraph" style:parent-style-name="Text_20_body">
      <style:paragraph-properties fo:text-align="justify" style:justify-single-word="false"/>
      <style:text-properties fo:color="#000000"/>
    </style:style>
    <style:style style:name="P13" style:family="paragraph" style:parent-style-name="Text_20_body">
      <style:paragraph-properties fo:padding="0cm" fo:border="none"/>
    </style:style>
    <style:style style:name="P14" style:family="paragraph" style:parent-style-name="Subtitle">
      <style:paragraph-properties fo:padding="0cm" fo:border="none"/>
    </style:style>
    <style:style style:name="P15" style:family="paragraph" style:parent-style-name="Hoja_20_de_20_Control">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ext_20_body">
      <style:paragraph-properties fo:break-before="page"/>
    </style:style>
    <style:style style:name="P22"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3" style:family="paragraph" style:parent-style-name="Nota_20_al_20_pié">
      <style:paragraph-properties fo:text-align="start" style:justify-single-word="false"/>
    </style:style>
    <style:style style:name="P24" style:family="paragraph" style:parent-style-name="Standard" style:master-page-name="Portada">
      <style:paragraph-properties style:page-number="auto"/>
    </style:style>
    <style:style style:name="P25" style:family="paragraph" style:parent-style-name="Heading" style:master-page-name="Standard">
      <style:paragraph-properties style:page-number="auto"/>
    </style:style>
    <style:style style:name="P26" style:family="paragraph" style:parent-style-name="Table_20_Contents">
      <style:text-properties fo:font-weight="normal" officeooo:rsid="00008603" officeooo:paragraph-rsid="00008603" style:font-weight-asian="normal" style:font-weight-complex="normal"/>
    </style:style>
    <style:style style:name="P27" style:family="paragraph" style:parent-style-name="Table_20_Contents">
      <style:paragraph-properties fo:text-align="center" style:justify-single-word="false"/>
      <style:text-properties officeooo:rsid="00008603" officeooo:paragraph-rsid="00008603"/>
    </style:style>
    <style:style style:name="P28" style:family="paragraph" style:parent-style-name="Table_20_Contents">
      <style:paragraph-properties fo:text-align="center" style:justify-single-word="false"/>
      <style:text-properties officeooo:rsid="00173178" officeooo:paragraph-rsid="00173178"/>
    </style:style>
    <style:style style:name="P29" style:family="paragraph" style:parent-style-name="Table_20_Contents">
      <style:paragraph-properties fo:text-align="center" style:justify-single-word="false"/>
      <style:text-properties officeooo:rsid="0017772b" officeooo:paragraph-rsid="0017772b"/>
    </style:style>
    <style:style style:name="P30" style:family="paragraph" style:parent-style-name="Text_20_body" style:list-style-name="L1"/>
    <style:style style:name="P31" style:family="paragraph" style:parent-style-name="Text_20_body" style:list-style-name="L1">
      <style:text-properties fo:color="#000000" style:font-name="NewsGotT" fo:font-size="11pt"/>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3">
      <style:text-properties style:font-name="NewsGotT" fo:font-size="11pt"/>
    </style:style>
    <style:style style:name="P41" style:family="paragraph" style:parent-style-name="Text_20_body" style:list-style-name="L6">
      <style:text-properties style:font-name="NewsGotT" fo:font-size="11pt"/>
    </style:style>
    <style:style style:name="P42" style:family="paragraph" style:parent-style-name="Text_20_body">
      <style:text-properties style:font-name="NewsGotT" fo:font-size="11pt" officeooo:rsid="000646f7" officeooo:paragraph-rsid="000646f7"/>
    </style:style>
    <style:style style:name="P43" style:family="paragraph" style:parent-style-name="Text_20_body" style:list-style-name="L6">
      <style:text-properties style:font-name="NewsGotT" fo:font-size="11pt" officeooo:rsid="00069549" officeooo:paragraph-rsid="00069549"/>
    </style:style>
    <style:style style:name="P44" style:family="paragraph" style:parent-style-name="Text_20_body">
      <style:text-properties officeooo:rsid="00074b22" officeooo:paragraph-rsid="00074b22"/>
    </style:style>
    <style:style style:name="P45" style:family="paragraph" style:parent-style-name="Text_20_body">
      <style:text-properties officeooo:rsid="0008f8e1" officeooo:paragraph-rsid="0008f8e1"/>
    </style:style>
    <style:style style:name="P46" style:family="paragraph" style:parent-style-name="Text_20_body">
      <style:text-properties officeooo:paragraph-rsid="000a1bac"/>
    </style:style>
    <style:style style:name="P47" style:family="paragraph" style:parent-style-name="Text_20_body">
      <style:text-properties officeooo:rsid="000a1bac" officeooo:paragraph-rsid="000a1bac"/>
    </style:style>
    <style:style style:name="P48" style:family="paragraph" style:parent-style-name="Text_20_body">
      <style:text-properties fo:font-weight="normal" officeooo:rsid="000db509" officeooo:paragraph-rsid="000db509" style:font-weight-asian="normal" style:font-weight-complex="normal"/>
    </style:style>
    <style:style style:name="P49" style:family="paragraph" style:parent-style-name="Text_20_body" style:list-style-name="L10">
      <style:text-properties fo:font-weight="normal" officeooo:rsid="000db509" officeooo:paragraph-rsid="000db509" style:font-weight-asian="normal" style:font-weight-complex="normal"/>
    </style:style>
    <style:style style:name="P50" style:family="paragraph" style:parent-style-name="Text_20_body" style:list-style-name="L11">
      <style:text-properties fo:font-weight="normal" officeooo:rsid="000db509" officeooo:paragraph-rsid="000ef492" style:font-weight-asian="normal" style:font-weight-complex="normal"/>
    </style:style>
    <style:style style:name="P51" style:family="paragraph" style:parent-style-name="Text_20_body" style:list-style-name="L12">
      <style:text-properties fo:font-weight="normal" officeooo:rsid="000db509" officeooo:paragraph-rsid="000ef492" style:font-weight-asian="normal" style:font-weight-complex="normal"/>
    </style:style>
    <style:style style:name="P52" style:family="paragraph" style:parent-style-name="Text_20_body">
      <style:text-properties fo:font-weight="normal" officeooo:rsid="000ef492" officeooo:paragraph-rsid="000ef492" style:font-weight-asian="normal" style:font-weight-complex="normal"/>
    </style:style>
    <style:style style:name="P53" style:family="paragraph" style:parent-style-name="Text_20_body" style:list-style-name="L11">
      <style:text-properties fo:font-weight="normal" officeooo:rsid="000ef492" officeooo:paragraph-rsid="000ef492" style:font-weight-asian="normal" style:font-weight-complex="normal"/>
    </style:style>
    <style:style style:name="P54" style:family="paragraph" style:parent-style-name="Text_20_body" style:list-style-name="L12">
      <style:text-properties fo:font-weight="normal" officeooo:rsid="000ef492" officeooo:paragraph-rsid="0012e0be" style:font-weight-asian="normal" style:font-weight-complex="normal"/>
    </style:style>
    <style:style style:name="P55" style:family="paragraph" style:parent-style-name="Text_20_body" style:list-style-name="L12">
      <style:text-properties fo:font-weight="normal" officeooo:rsid="000ef492" officeooo:paragraph-rsid="000ef492" style:font-weight-asian="normal" style:font-weight-complex="normal"/>
    </style:style>
    <style:style style:name="P56" style:family="paragraph" style:parent-style-name="Text_20_body">
      <style:text-properties fo:font-weight="normal" officeooo:rsid="0012e0be" officeooo:paragraph-rsid="0012e0be" style:font-weight-asian="normal" style:font-weight-complex="normal"/>
    </style:style>
    <style:style style:name="P57" style:family="paragraph" style:parent-style-name="Text_20_body" style:list-style-name="L11">
      <style:text-properties fo:font-weight="normal" officeooo:rsid="00142fa5" officeooo:paragraph-rsid="00142fa5" style:font-weight-asian="normal" style:font-weight-complex="normal"/>
    </style:style>
    <style:style style:name="P58" style:family="paragraph" style:parent-style-name="Text_20_body" style:list-style-name="L11">
      <style:text-properties fo:font-weight="normal" officeooo:rsid="0015c89d" officeooo:paragraph-rsid="0015c89d" style:font-weight-asian="normal" style:font-weight-complex="normal"/>
    </style:style>
    <style:style style:name="P59" style:family="paragraph" style:parent-style-name="Text_20_body" style:list-style-name="L2">
      <style:paragraph-properties fo:margin-top="0cm" fo:margin-bottom="0cm" style:contextual-spacing="false"/>
    </style:style>
    <style:style style:name="P60" style:family="paragraph" style:parent-style-name="Text_20_body" style:list-style-name="L3">
      <style:paragraph-properties fo:margin-top="0cm" fo:margin-bottom="0cm" style:contextual-spacing="false"/>
    </style:style>
    <style:style style:name="P61" style:family="paragraph" style:parent-style-name="Text_20_body" style:list-style-name="L4">
      <style:paragraph-properties fo:margin-top="0cm" fo:margin-bottom="0cm" style:contextual-spacing="false"/>
    </style:style>
    <style:style style:name="P62" style:family="paragraph" style:parent-style-name="Text_20_body" style:list-style-name="L5">
      <style:paragraph-properties fo:margin-top="0cm" fo:margin-bottom="0cm" style:contextual-spacing="false"/>
    </style:style>
    <style:style style:name="P63" style:family="paragraph" style:parent-style-name="Heading_20_1">
      <style:text-properties fo:color="#000000" style:font-name="NewsGotT1" fo:font-size="13pt" style:font-size-asian="13pt" style:font-size-complex="13pt"/>
    </style:style>
    <style:style style:name="P64" style:family="paragraph" style:parent-style-name="Contents_20_3">
      <style:paragraph-properties>
        <style:tab-stops>
          <style:tab-stop style:position="15.002cm" style:type="right" style:leader-style="dotted" style:leader-text="."/>
        </style:tab-stops>
      </style:paragraph-properties>
    </style:style>
    <style:style style:name="P65" style:family="paragraph" style:parent-style-name="Heading_20_4">
      <style:text-properties fo:font-weight="bold" style:font-weight-asian="bold" style:font-weight-complex="bold"/>
    </style:style>
    <style:style style:name="P66" style:family="paragraph" style:parent-style-name="Contents_20_1">
      <style:paragraph-properties>
        <style:tab-stops>
          <style:tab-stop style:position="15.9cm" style:type="right" style:leader-style="dotted" style:leader-text="."/>
        </style:tab-stops>
      </style:paragraph-properties>
    </style:style>
    <style:style style:name="P67" style:family="paragraph" style:parent-style-name="Contents_20_2">
      <style:paragraph-properties>
        <style:tab-stops>
          <style:tab-stop style:position="15.501cm" style:type="right" style:leader-style="dotted" style:leader-text="."/>
        </style:tab-stops>
      </style:paragraph-properties>
    </style:style>
    <style:style style:name="P68" style:family="paragraph" style:parent-style-name="Contents_20_4">
      <style:paragraph-properties>
        <style:tab-stops>
          <style:tab-stop style:position="14.503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font-name="NewsGotT1"/>
    </style:style>
    <style:style style:name="T3" style:family="text">
      <style:text-properties fo:color="#000000" style:font-name="NewsGotT" fo:font-size="11pt" officeooo:rsid="0008f8e1"/>
    </style:style>
    <style:style style:name="T4" style:family="text">
      <style:text-properties fo:color="#000000" officeooo:rsid="0008f8e1"/>
    </style:style>
    <style:style style:name="T5" style:family="text">
      <style:text-properties style:font-name="NewsGotT1"/>
    </style:style>
    <style:style style:name="T6" style:family="text">
      <style:text-properties style:font-name="NewsGotT" fo:font-size="11pt"/>
    </style:style>
    <style:style style:name="T7" style:family="text">
      <style:text-properties officeooo:rsid="00008603"/>
    </style:style>
    <style:style style:name="T8" style:family="text">
      <style:text-properties officeooo:rsid="00021ff1"/>
    </style:style>
    <style:style style:name="T9" style:family="text">
      <style:text-properties officeooo:rsid="0003c840"/>
    </style:style>
    <style:style style:name="T10" style:family="text">
      <style:text-properties officeooo:rsid="00045410"/>
    </style:style>
    <style:style style:name="T11" style:family="text">
      <style:text-properties officeooo:rsid="0008ee93"/>
    </style:style>
    <style:style style:name="T12" style:family="text">
      <style:text-properties fo:font-variant="normal" fo:text-transform="none" fo:color="#000000" style:font-name="NewsGotT" fo:font-size="11pt" fo:letter-spacing="normal" fo:font-style="normal"/>
    </style:style>
    <style:style style:name="T13" style:family="text">
      <style:text-properties fo:font-variant="normal" fo:text-transform="none" fo:color="#000000" style:font-name="NewsGotT" fo:font-size="11pt" fo:letter-spacing="normal" fo:font-style="normal" fo:font-weight="normal"/>
    </style:style>
    <style:style style:name="T14" style:family="text">
      <style:text-properties fo:font-variant="normal" fo:text-transform="none" fo:color="#000000" style:font-name="NewsGotT" fo:font-size="11pt" fo:letter-spacing="normal" fo:font-style="normal" fo:font-weight="normal" officeooo:rsid="0008f8e1"/>
    </style:style>
    <style:style style:name="T15" style:family="text">
      <style:text-properties fo:font-variant="normal" fo:text-transform="none" fo:color="#000000" style:font-name="NewsGotT" fo:font-size="11pt" fo:letter-spacing="normal" fo:font-style="normal" fo:font-weight="normal" officeooo:rsid="000a1bac"/>
    </style:style>
    <style:style style:name="T16" style:family="text">
      <style:text-properties fo:font-variant="normal" fo:text-transform="none" fo:color="#000000" style:font-name="NewsGotT" fo:font-size="11pt" fo:letter-spacing="normal" fo:font-style="normal" fo:font-weight="normal" officeooo:rsid="000c0e6c"/>
    </style:style>
    <style:style style:name="T17" style:family="text">
      <style:text-properties fo:font-variant="normal" fo:text-transform="none" fo:color="#000000" style:font-name="NewsGotT" fo:font-size="11pt" fo:letter-spacing="normal" fo:font-style="normal" officeooo:rsid="000ef492"/>
    </style:style>
    <style:style style:name="T18" style:family="text">
      <style:text-properties fo:font-variant="normal" fo:text-transform="none" fo:color="#000000" style:font-name="NewsGotT" fo:font-size="11pt" fo:letter-spacing="normal" fo:font-style="normal" officeooo:rsid="000c0e6c"/>
    </style:style>
    <style:style style:name="T19" style:family="text">
      <style:text-properties fo:font-variant="normal" fo:text-transform="none" fo:color="#000000" style:font-name="NewsGotT" fo:font-size="11pt" fo:letter-spacing="normal" fo:font-style="normal" officeooo:rsid="0010e766"/>
    </style:style>
    <style:style style:name="T20" style:family="text">
      <style:text-properties fo:font-variant="normal" fo:text-transform="none" fo:color="#000000" style:font-name="NewsGotT" fo:font-size="11pt" fo:letter-spacing="normal" fo:font-style="normal" officeooo:rsid="0012b28a"/>
    </style:style>
    <style:style style:name="T21" style:family="text">
      <style:text-properties fo:font-variant="normal" fo:text-transform="none" fo:color="#000000" style:font-name="NewsGotT" fo:font-size="11pt" fo:letter-spacing="normal" fo:font-style="normal" officeooo:rsid="0012e0be"/>
    </style:style>
    <style:style style:name="T22" style:family="text">
      <style:text-properties fo:font-variant="normal" fo:text-transform="none" fo:color="#000000" style:font-name="NewsGotT" fo:font-size="11pt" fo:letter-spacing="normal" fo:font-style="normal" officeooo:rsid="001425e6"/>
    </style:style>
    <style:style style:name="T23" style:family="text">
      <style:text-properties fo:font-variant="normal" fo:text-transform="none" fo:color="#000000" style:font-name="NewsGotT" fo:font-size="11pt" fo:letter-spacing="normal" fo:font-style="normal" officeooo:rsid="00173178"/>
    </style:style>
    <style:style style:name="T24" style:family="text">
      <style:text-properties officeooo:rsid="0018c7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4"/>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Oficina Técnica – Gestión de la Red Profesional</text:p>
      <text:p text:style-name="P5">Gestión de la <text:span text:style-name="T7">Red Profesional</text:span></text:p>
      <text:p text:style-name="P14"/>
      <text:p text:style-name="P13"/>
      <text:p text:style-name="P13"/>
      <text:p text:style-name="P13"/>
      <text:p text:style-name="P13"/>
      <text:p text:style-name="Nota_20_al_20_pié">Versión: <text:keywords>0300</text:keywords></text:p>
      <text:p text:style-name="Nota_20_al_20_pié">Fecha: <text:span text:style-name="T24">14</text:span>/<text:span text:style-name="T24">04</text:span>/<text:span text:style-name="T24">2015</text:span></text:p>
      <text:p text:style-name="Nota_20_al_20_pié"/>
      <text:p text:style-name="Nota_20_al_20_pié"/>
      <text:p text:style-name="P23">[Versión del Producto]</text:p>
      <table:table table:name="Tabla5" table:style-name="Tabla5">
        <table:table-column table:style-name="Tabla5.A"/>
        <table:table-row>
          <table:table-cell table:style-name="Tabla5.A1" office:value-type="string">
            <text:p text:style-name="P1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5"/>
      <text:p text:style-name="P15">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Table_20_Contents">Consejería de Hacienda y Administración Pública</text:p>
          </table:table-cell>
          <table:covered-table-cell/>
          <table:covered-table-cell/>
        </table:table-row>
        <table:table-row>
          <table:table-cell table:style-name="Tabla1.A2" office:value-type="string">
            <text:p text:style-name="P16">Proyecto</text:p>
          </table:table-cell>
          <table:table-cell table:style-name="Tabla1.B4" table:number-columns-spanned="3" office:value-type="string">
            <text:p text:style-name="Table_20_Contents"><text:bookmark-start text:name="__DdeLink__323_258527374"/>O<text:bookmark-end text:name="__DdeLink__323_258527374"/>ficina Técnica – Gestión de la <text:span text:style-name="T7">Red Profesional</text:span></text:p>
          </table:table-cell>
          <table:covered-table-cell/>
          <table:covered-table-cell/>
        </table:table-row>
        <table:table-row>
          <table:table-cell table:style-name="Tabla1.A2" office:value-type="string">
            <text:p text:style-name="P16">Entregable</text:p>
          </table:table-cell>
          <table:table-cell table:style-name="Tabla1.B4" table:number-columns-spanned="3" office:value-type="string">
            <text:p text:style-name="Table_20_Contents">Gestión de la <text:span text:style-name="T7">Red Profesional</text:span></text:p>
          </table:table-cell>
          <table:covered-table-cell/>
          <table:covered-table-cell/>
        </table:table-row>
        <table:table-row>
          <table:table-cell table:style-name="Tabla1.A2" office:value-type="string">
            <text:p text:style-name="P16">Autor</text:p>
          </table:table-cell>
          <table:table-cell table:style-name="Tabla1.B4" table:number-columns-spanned="3" office:value-type="string">
            <text:p text:style-name="P26">Juan Antonio Campano Berlanga</text:p>
          </table:table-cell>
          <table:covered-table-cell/>
          <table:covered-table-cell/>
        </table:table-row>
        <table:table-row>
          <table:table-cell table:style-name="Tabla1.A2" office:value-type="string">
            <text:p text:style-name="P16">Versión/Edición</text:p>
          </table:table-cell>
          <table:table-cell table:style-name="Tabla1.B7" office:value-type="string">
            <text:p text:style-name="Table_20_Contents"><text:keywords>0300</text:keywords></text:p>
          </table:table-cell>
          <table:table-cell table:style-name="Tabla1.A2" office:value-type="string">
            <text:p text:style-name="P16">Fecha Versión</text:p>
          </table:table-cell>
          <table:table-cell table:style-name="Tabla1.D7" office:value-type="string">
            <text:p text:style-name="P18"><text:span text:style-name="T7">14</text:span>/<text:span text:style-name="T7">04</text:span>/201<text:span text:style-name="T7">5</text:span></text:p>
          </table:table-cell>
        </table:table-row>
        <table:table-row>
          <table:table-cell table:style-name="Tabla1.A2" office:value-type="string">
            <text:p text:style-name="P16">Aprobado por</text:p>
          </table:table-cell>
          <table:table-cell table:style-name="Tabla1.B7" office:value-type="string">
            <text:p text:style-name="Table_20_Contents"/>
          </table:table-cell>
          <table:table-cell table:style-name="Tabla1.A2" office:value-type="string">
            <text:p text:style-name="P16">Fecha Aprobación</text:p>
          </table:table-cell>
          <table:table-cell table:style-name="Tabla1.D7" office:value-type="string">
            <text:p text:style-name="P18">DD/MM/AAAA</text:p>
          </table:table-cell>
        </table:table-row>
        <table:table-row>
          <table:table-cell table:style-name="Tabla1.A7" office:value-type="string">
            <text:p text:style-name="P16"/>
          </table:table-cell>
          <table:table-cell table:style-name="Tabla1.B7" office:value-type="string">
            <text:p text:style-name="Table_20_Contents"/>
          </table:table-cell>
          <table:table-cell table:style-name="Tabla1.A2" office:value-type="string">
            <text:p text:style-name="P16">Nº Total de Páginas</text:p>
          </table:table-cell>
          <table:table-cell table:style-name="Tabla1.D7" office:value-type="string">
            <text:p text:style-name="P18"><text:page-count>17</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4" office:value-type="string">
            <text:p text:style-name="P18">Versión inicial</text:p>
          </table:table-cell>
          <table:table-cell table:style-name="Tabla3.C4" office:value-type="string">
            <text:p text:style-name="P20">Verónica Lara Expósito</text:p>
          </table:table-cell>
          <table:table-cell table:style-name="Tabla3.D4" office:value-type="string">
            <text:p text:style-name="P18">29/10/2014</text:p>
          </table:table-cell>
        </table:table-row>
        <table:table-row>
          <table:table-cell table:style-name="Tabla3.A3" office:value-type="float" office:value="200">
            <text:p text:style-name="P18">200</text:p>
          </table:table-cell>
          <table:table-cell table:style-name="Tabla3.B4" office:value-type="string">
            <text:p text:style-name="P18">Detalle de las opciones de creación de grupo</text:p>
          </table:table-cell>
          <table:table-cell table:style-name="Tabla3.C4" office:value-type="string">
            <text:p text:style-name="P18">Maribel Villar Contreras</text:p>
          </table:table-cell>
          <table:table-cell table:style-name="Tabla3.D3" office:value-type="date" office:date-value="2014-11-13">
            <text:p text:style-name="P18">13/11/14</text:p>
          </table:table-cell>
        </table:table-row>
        <table:table-row>
          <table:table-cell table:style-name="Tabla3.A4" office:value-type="string">
            <text:p text:style-name="P27">300</text:p>
          </table:table-cell>
          <table:table-cell table:style-name="Tabla3.B4" office:value-type="string">
            <text:p text:style-name="P27">Difusión conocimiento. KB</text:p>
            <text:p text:style-name="P28">Gestión de etiquetas</text:p>
            <text:p text:style-name="P28">Folcsonomía común y especifica para PLATINA</text:p>
            <text:p text:style-name="P29">Revisión documento</text:p>
          </table:table-cell>
          <table:table-cell table:style-name="Tabla3.C4" office:value-type="string">
            <text:p text:style-name="P27">Juan Antonio Campano Berlanga</text:p>
          </table:table-cell>
          <table:table-cell table:style-name="Tabla3.D4" office:value-type="string">
            <text:p text:style-name="P27">14/04/15</text:p>
          </table:table-cell>
        </table:table-row>
      </table:table>
      <text:p text:style-name="Standard"/>
      <text:p text:style-name="P10">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2" office:value-type="string">
            <text:p text:style-name="P19"/>
          </table:table-cell>
        </table:table-row>
      </table:table>
      <text:p text:style-name="Standard"/>
      <text:p text:style-name="Standard"/>
      <text:p text:style-name="Standard"/>
      <text:p text:style-name="Standard"/>
      <text:p text:style-name="Standard"/>
      <text:p text:style-name="P2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6"><text:a xlink:type="simple" xlink:href="#__RefHeading__593_872812295" text:style-name="Internet_20_link" text:visited-style-name="Internet_20_link">1 INTRODUCCIÓN<text:tab/>5</text:a></text:p>
          <text:p text:style-name="P66"><text:a xlink:type="simple" xlink:href="#__RefHeading__595_872812295" text:style-name="Internet_20_link" text:visited-style-name="Internet_20_link">2 Procedimiento de publicación en la Red Profesional<text:tab/>6</text:a></text:p>
          <text:p text:style-name="P67"><text:a xlink:type="simple" xlink:href="#__RefHeading__597_872812295" text:style-name="Internet_20_link" text:visited-style-name="Internet_20_link">2.1 PRIMEROS PASOS EN LA RED PROFESIONAL<text:tab/>6</text:a></text:p>
          <text:p text:style-name="P67"><text:a xlink:type="simple" xlink:href="#__RefHeading__599_872812295" text:style-name="Internet_20_link" text:visited-style-name="Internet_20_link">2.2 Creación de un grupo en la Red Profesional<text:tab/>6</text:a></text:p>
          <text:p text:style-name="P67"><text:a xlink:type="simple" xlink:href="#__RefHeading__601_872812295" text:style-name="Internet_20_link" text:visited-style-name="Internet_20_link">2.3 Definición de Roles en un grupo<text:tab/>10</text:a></text:p>
          <text:p text:style-name="P67"><text:a xlink:type="simple" xlink:href="#__RefHeading__653_872812295" text:style-name="Internet_20_link" text:visited-style-name="Internet_20_link">2.4 Tipos de Contenidos que se publicarán en la Red Profesional<text:tab/>10</text:a></text:p>
          <text:p text:style-name="P64"><text:a xlink:type="simple" xlink:href="#__RefHeading__603_872812295" text:style-name="Internet_20_link" text:visited-style-name="Internet_20_link">2.4.1 Publicación de noticias en el grupo<text:tab/>11</text:a></text:p>
          <text:p text:style-name="P68"><text:a xlink:type="simple" xlink:href="#__RefHeading__607_872812295" text:style-name="Internet_20_link" text:visited-style-name="Internet_20_link">2.4.1.1 Flujo para la publicación de Noticias<text:tab/>11</text:a></text:p>
          <text:p text:style-name="P64"><text:a xlink:type="simple" xlink:href="#__RefHeading__609_872812295" text:style-name="Internet_20_link" text:visited-style-name="Internet_20_link">2.4.2 Flujo de publicación de contenidos técnicos o temáticas con carácter periódico<text:tab/>11</text:a></text:p>
          <text:p text:style-name="P64"><text:a xlink:type="simple" xlink:href="#__RefHeading__1037_345657704" text:style-name="Internet_20_link" text:visited-style-name="Internet_20_link">2.4.3 Flujo publicación conocimiento adquirido sobre productos. KB<text:tab/>12</text:a></text:p>
          <text:p text:style-name="P64"><text:a xlink:type="simple" xlink:href="#__RefHeading__773_1662210561" text:style-name="Internet_20_link" text:visited-style-name="Internet_20_link">2.4.4 Flujo de publicación de encuestas<text:tab/>13</text:a></text:p>
          <text:p text:style-name="P64"><text:a xlink:type="simple" xlink:href="#__RefHeading__775_1662210561" text:style-name="Internet_20_link" text:visited-style-name="Internet_20_link">2.4.5 Flujo de envío de mensajes cortos<text:tab/>13</text:a></text:p>
          <text:p text:style-name="P64"><text:a xlink:type="simple" xlink:href="#__RefHeading__1039_345657704" text:style-name="Internet_20_link" text:visited-style-name="Internet_20_link">2.4.6 Gestión de etiquetas<text:tab/>14</text:a></text:p>
          <text:p text:style-name="P68"><text:a xlink:type="simple" xlink:href="#__RefHeading__1041_345657704" text:style-name="Internet_20_link" text:visited-style-name="Internet_20_link">2.4.6.1 Folcsonomía común a los proyectos<text:tab/>15</text:a></text:p>
          <text:p text:style-name="P68"><text:a xlink:type="simple" xlink:href="#__RefHeading__1043_345657704" text:style-name="Internet_20_link" text:visited-style-name="Internet_20_link">2.4.6.2 Folcsonomía proyecto PLATINA<text:tab/>15</text:a></text:p>
          <text:p text:style-name="P66"><text:a xlink:type="simple" xlink:href="#__RefHeading__611_872812295" text:style-name="Internet_20_link" text:visited-style-name="Internet_20_link">3 ANEXO<text:tab/>17</text:a></text:p>
        </text:index-body>
      </text:table-of-content>
      <text:p text:style-name="Text_20_body"/>
      <text:p text:style-name="P22"><text:s/></text:p>
      <text:p text:style-name="P22"/>
      <text:h text:style-name="P63" text:outline-level="1"><text:bookmark-start text:name="__RefHeading__593_872812295"/>INTRODUCCIÓN<text:bookmark-end text:name="__RefHeading__593_872812295"/></text:h>
      <text:p text:style-name="P2"><text:span text:style-name="T2">El principal objetivo del presente documento es </text:span><text:span text:style-name="T5">definir los procedimientos </text:span><text:span text:style-name="T2">estandarizados de trabajo que guíen la </text:span><text:span text:style-name="T5">publicación de noticias así como de artículos técnicos o temáticos </text:span><text:span text:style-name="T2"><text:s/></text:span><text:span text:style-name="T5">para los distintos proyectos</text:span><text:span text:style-name="T2"> </text:span><text:span text:style-name="T5">con el fin conseguir una correcta gestión de la Red Profesional.</text:span></text:p>
      <text:h text:style-name="Heading_20_1" text:outline-level="1"><text:bookmark-start text:name="__RefHeading__595_872812295"/>Procedimiento de publicación en la Red Profesional<text:bookmark-end text:name="__RefHeading__595_872812295"/></text:h>
      <text:h text:style-name="Heading_20_2" text:outline-level="2"><text:bookmark-start text:name="__RefHeading__597_872812295"/>PRIMEROS PASOS EN LA RED PROFESIONAL<text:bookmark-end text:name="__RefHeading__597_872812295"/></text:h>
      <text:p text:style-name="Text_20_body">Para logarse es necesario utilizar el usuario y contraseña del Correo Corporativo <text:span text:style-name="T8">u utilizar el sistema de SSO del proyecto GUIA</text:span>. Con este simple procedimiento al pulsar sobre "Iniciar sesión" se entra en la Red Profesional.</text:p>
      <text:p text:style-name="Text_20_body">Desde aquí se pueden definir los pasos fundamentales para poder ver el contenido que publiquen las personas con las que se quieren compartir ideas, conocimientos, etc. </text:p>
      <text:list xml:id="list6628458732355780453" text:style-name="L1">
        <text:list-item>
          <text:p text:style-name="P30">Actualizar el perfil, para ello se debe ir al icono de mi perfil y rellenar <text:tab/> <text:s text:c="3"/>algunos datos</text:p>
        </text:list-item>
        <text:list-item>
          <text:p text:style-name="P30">Actualizar una imagen de perfil</text:p>
        </text:list-item>
        <text:list-item>
          <text:p text:style-name="P30">Busca miembros a los que se quiera seguir o Grupos en los que se <text:s/><text:tab/> quiera participar. Para buscar miembros se debe ver y buscar en la lista de miembros en el menú de "MIEMBROS", pulsar en aquellos cuya <text:tab/> <text:s text:c="2"/><text:tab/> <text:s text:c="3"/>actividad se quiere seguir <text:s/>pulsando sobre "Seguir usuario"</text:p>
          <text:p text:style-name="P31"/>
        </text:list-item>
      </text:list>
      <text:p text:style-name="Text_20_body">La Red Profesional está basada en un sistema de permisos para asegurar que sólo la gente con la que deseas compartir información puede ver tus contenidos.</text:p>
      <text:p text:style-name="Text_20_body">Por defecto el nivel de privacidad o acceso a los contenidos está en los usuarios logados en la Red Profesional, por lo que, sin hacer nada, los usuarios están compartiendo los contenidos que se crean hacia el resto de la Red Profesional.</text:p>
      <text:p text:style-name="Text_20_body">Si se quiere disminuir o aumentar la visibilidad de los contenidos, existen más tipos de privacidad de los contenidos:</text:p>
      <text:list xml:id="list7626597813703981048" text:style-name="L2">
        <text:list-item>
          <text:p text:style-name="P59">TODOS: El contenido es público y se puede ver incluso sin logarse en la red social (Excepto excepciones) </text:p>
        </text:list-item>
        <text:list-item>
          <text:p text:style-name="P59">USUARIOS LOGADOS: El contenido es visible para los miembros de la Red Profesional </text:p>
        </text:list-item>
        <text:list-item>
          <text:p text:style-name="P59">SIGUIENDO: Sólo es visible para los usuarios que te estén "Siguiendo" en la Red Profesional </text:p>
        </text:list-item>
        <text:list-item>
          <text:p text:style-name="P32">COLECCIONES: Se pueden crear Colecciones de usuarios a los que se sigue y se le da un nombre, este nombre aparecerá en la selección de privacidad o acceso a los contenidos. </text:p>
        </text:list-item>
      </text:list>
      <text:p text:style-name="Text_20_body"/>
      <text:h text:style-name="Heading_20_2" text:outline-level="2"><text:bookmark-start text:name="__RefHeading__599_872812295"/>Creación de un grupo en la Red Profesional<text:bookmark-end text:name="__RefHeading__599_872812295"/></text:h>
      <text:p text:style-name="Text_20_body">La organización natural de la Red Profesional son los Grupos. </text:p>
      <text:p text:style-name="Text_20_body">La creación de un grupo se hace desde el botón “Crear un nuevo grupo” y los campos a configurar son los siguientes:</text:p>
      <text:p text:style-name="Text_20_body"><text:soft-page-break/></text:p>
      <text:list xml:id="list6810566911331742663" text:style-name="L3">
        <text:list-item>
          <text:p text:style-name="P33">Nombre del grupo</text:p>
        </text:list-item>
        <text:list-item>
          <text:p text:style-name="P33">Icono del grupo</text:p>
        </text:list-item>
        <text:list-item>
          <text:p text:style-name="P33">Descripción</text:p>
        </text:list-item>
        <text:list-item>
          <text:p text:style-name="P33">Descripción corta </text:p>
        </text:list-item>
        <text:list-item>
          <text:p text:style-name="P33">Permisos de miembros del grupo: Las opciones son:</text:p>
          <text:p text:style-name="P60">- Abierto: <text:s/>Esta opción se usaría para el grupo público que creemos. Cualquier usuario puede apuntarse al grupo y tener acceso a los diferentes contenidos, perfecto para dar publicidad a ideas, proyectos o temas que puedan interesar a otros usuarios </text:p>
          <text:p text:style-name="P33">- Cerrado: Esta opción la usaríamos para el subgrupo que creemos para la gestión del proyecto. Sólo el administrador puede invitar a otros usuarios de la plataforma. </text:p>
        </text:list-item>
        <text:list-item>
          <text:p text:style-name="P33">¿Quienes pueden ver este grupo?: <text:s/>La opción elegida sería Usuarios Logado. En este caso todos los usuarios que se den de alta en <text:span text:style-name="T8">la Red Profesional</text:span> podrán acceder </text:p>
        </text:list-item>
        <text:list-item>
          <text:p text:style-name="P33">Acceso por defecto: La opción elegida sería Usuarios Logado. En este caso todos los usuarios que se den de alta en <text:span text:style-name="T8">la Red Profesional</text:span> podrán acceder </text:p>
        </text:list-item>
        <text:list-item>
          <text:p text:style-name="P33">Activa las encuestas: <text:span text:style-name="T6">Permite que los usuarios voten sobre unas determinadas opciones alguna propuesta <text:s/></text:span></text:p>
        </text:list-item>
        <text:list-item>
          <text:p text:style-name="P33">Activar la reunión on-line:<text:span text:style-name="T6"> Permite organizar video-conferencias en el grupo . En principio no se van a activar.</text:span></text:p>
        </text:list-item>
        <text:list-item>
          <text:p text:style-name="P33">Habilitar Mensajes cortos de Grupo: Son mensajes de no más de 140 caracteres que se van a usar para publicar incidencias o problemas generalizados como interrupciones del servicio por fallos o mantenimiento. Cualquier usuario del grupo puede escribir un mensaje corto y el resto del grupo lo podrán visualizar en el menú vertical que aparece a la derecha del grupo.</text:p>
        </text:list-item>
        <text:list-item>
          <text:p text:style-name="P40">Habilitar blog del grupo : Un blog al uso, puede escribir cualquier miembro del grupo. Lo utilizaríamos, por ejemplo, <text:span text:style-name="T8">para </text:span>los artículos técnicos . Se pueden escribir artículo<text:span text:style-name="T8">s</text:span> sin necesidad de publicarlos, ya que tenemos la opción de un estado “Borrador” que impide la visualización del mismo.</text:p>
        </text:list-item>
        <text:list-item>
          <text:p text:style-name="P40">Habilitar brainstorm: Permite que se puedan agregar ideas por los usuarios para que sean votadas y comentadas por otros usuarios del grupo. <text:s/>Al dar de alta una nueva idea, se pueden elegir etiquetas que faciliten la búsqueda de esa idea. Además, la idea se puede categorizar para que esta quede enmarcada en el marco más apropiado para su difusión. Por otro lado, cada usuario tiene 10 votos para asignarlos a las ideas que más le han gustado.</text:p>
        </text:list-item>
        <text:list-item>
          <text:p text:style-name="P40">Habilitar discusiones de grupo : Un foro de discusión, al uso, <text:s/>para el grupo </text:p>
        </text:list-item>
        <text:list-item>
          <text:p text:style-name="P40"><text:soft-page-break/>Habilitar favoritos de grupo :Una lista de favoritos o Bookmarks para el grupo Lo puede crear cualquier miembro del grupo. Al crear un nuevo enlace de favorito, se pueden elegir etiquetas que faciliten la búsqueda de estos favoritos. Además, el favorito se puede categorizar y organizar dentro de una carpeta para que éste quede enmarcado en el marco más apropiado para su difusión. Por otro lado, también se puede decidir la visibilidad del favorito. </text:p>
        </text:list-item>
        <text:list-item>
          <text:p text:style-name="P40">Habilitar ficheros de grupos: Permite que se suban ficheros al grupo por parte de cualquier miembro del grupo. <text:s/>Al subir un nuevo fichero, se pueden elegir etiquetas que faciliten la búsqueda de este archivo. Además, el fichero se puede categorizar y organizar dentro de una carpeta para que éste quede enmarcado en el marco más apropiado para su difusión. Por otro lado, también se puede decidir la visibilidad del fichero subido. </text:p>
        </text:list-item>
        <text:list-item>
          <text:p text:style-name="P40">Habilitar la actividad del grupo: Permite que los usuarios del grupo consulten la relación de todo lo que ha pasado en el grupo listada en forma de línea temporal. </text:p>
        </text:list-item>
        <text:list-item>
          <text:p text:style-name="P40">Habilitar la gestión de widgets: Un widget es una pequeña aplicación que <text:s/>permite recibir contenidos en formato texto, imágenes, audio o vídeos. Entre sus objetivos están dar fácil acceso a contenidos del grupo frecuentemente usados y proveer de información visual. Se recomienda empezar con los widget desactivados hasta que se vaya obteniendo información de los contenidos del grupo más accedidos y más importantes. Una vez controlado el grupo y las necesidades de los usuarios del mismo, se recomienda activar los widget para facilitar el acceso a dichos contenidos.</text:p>
        </text:list-item>
        <text:list-item>
          <text:p text:style-name="P40">Habilitar noticias del grupo: Sólo puede poner noticias el administrador del grupo. Se pueden incluir temas relacionados con definición de versiones, versiones liberadas en producción o en el Catálogo de SW ,....</text:p>
        </text:list-item>
        <text:list-item>
          <text:p text:style-name="P33">Habilitar que los administradores del grupo puedan asignar otros administradores: Es bastante útil poder tener más de un administrador.</text:p>
        </text:list-item>
        <text:list-item>
          <text:p text:style-name="P33">Permitir la gestión de carpetas a los miembros: Las carpetas son utilizadas para organizar un conjunto de recursos en la <text:span text:style-name="T9">Red Profesional</text:span>. Por defecto, estas carpetas no debería permitirse que cualquier usuario las gestionara, ya que no se llevaría un control de dónde está cada recurso, al poder haber sido movido por un usuario sin avisar.</text:p>
        </text:list-item>
        <text:list-item>
          <text:p text:style-name="P33">¿Permitir la gestión de carpetas de favoritos a los miembros?: No se debe permitir, por los mismos motivos que se han comentado anteriormente</text:p>
        </text:list-item>
        <text:list-item>
          <text:p text:style-name="P40">Páginas disponibles del grupo: Permite la creación de páginas al estilo wiki, las cuales pueden tener subpáginas. </text:p>
        </text:list-item>
        <text:list-item>
          <text:p text:style-name="P40">Show related groups: Sirve, por ejemplo, para tener relacionados los tres proyectos AGATA, Platina y SSOWEB.</text:p>
        </text:list-item>
        <text:list-item>
          <text:p text:style-name="P33">Solo los administradores pueden publicar blogs: Por defecto NO</text:p>
        </text:list-item>
        <text:list-item>
          <text:p text:style-name="P40"><text:soft-page-break/>¿Subgrupos: Habilitar SubGrupos para este grupo?: Permite que existan subgrupos dentro de un grupo, por ejemplo para organizar mejor los permisos o contenidos </text:p>
        </text:list-item>
        <text:list-item>
          <text:p text:style-name="P33">Subgrupos: Habilitar que cualquier miembro pueda crear subgrupos? (si no, solo los administradores del grupo podrán hacerlo): Por defecto, NO</text:p>
        </text:list-item>
      </text:list>
      <text:p text:style-name="Text_20_body"/>
      <text:p text:style-name="Text_20_body"><text:s text:c="4"/>Dentro de los diferentes tipos de grupos, se contemplan varios tipos de acceso de los miembros al mismo.</text:p>
      <text:list xml:id="list678806597493790381" text:style-name="L4">
        <text:list-item>
          <text:p text:style-name="P61">Abierto: El usuario lo puede publicar con tipo de acceso</text:p>
          <text:list>
            <text:list-item>
              <text:p text:style-name="P61">Privado: Sólo él lo verá </text:p>
            </text:list-item>
            <text:list-item>
              <text:p text:style-name="P61">Usuarios Logueados: Todos los usuarios que se den de alta en <text:span text:style-name="T9">Red Profesional</text:span> podrán acceder </text:p>
            </text:list-item>
            <text:list-item>
              <text:p text:style-name="P61">Todos: Tanto los usuarios que están en la herramienta como los usuarios que nunca se han dado de alta tendrán acceso al contenido </text:p>
            </text:list-item>
            <text:list-item>
              <text:p text:style-name="P61">Grupo: Sólo los miembros del grupo tendrán acceso (Por defecto) </text:p>
            </text:list-item>
          </text:list>
        </text:list-item>
        <text:list-item>
          <text:p text:style-name="P61">Cerrado: El usuario puede publicar contenido con el tipo de acceso</text:p>
          <text:list>
            <text:list-item>
              <text:p text:style-name="P61">Privado: Sólo él lo verá </text:p>
            </text:list-item>
            <text:list-item>
              <text:p text:style-name="P34">Grupo: Sólo los miembros del grupo tendrán acceso (Por defecto) </text:p>
            </text:list-item>
          </text:list>
        </text:list-item>
      </text:list>
      <text:p text:style-name="Text_20_body">En el caso de que un grupo este creado para verlo y apuntarse a él sólo se debe ver la lista de los grupos en el menú con el mismo nombre y pulsando sobre ellos se verá la opción de unirse al grupo o solicitar una invitación en caso de que este cerrado. <text:span text:style-name="T6">Si ya se tiene una invitación, se debe ir a "Grupos" y darle a la opción de "Invitaciones de grupo", y ahí se podrá aceptar la invitación que ha sido recibida por correo.</text:span></text:p>
      <text:p text:style-name="P11">Dentro de un grupo se tiene la potestad de ver contenido para los componentes del grupo, por lo que se podrá ver sus artículos o blogs, encuestas, reuniones, documentos, ficheros, etc., sólo se debe acceder en el menú de la derecha de la página del grupo al tipo de contenido que se quiera ver o crear.</text:p>
      <text:p text:style-name="P11"/>
      <text:p text:style-name="P11">Para la gestión del proyecto se creará un subgrupo dentro del grupo público del proyecto en cuestión.</text:p>
      <text:p text:style-name="P11">Los subgrupos sirven para organizar mejor los permisos o contenidos de un grupo, ya sea por el tipo de usuarios, la cantidad de contenidos o la temática de los mismos. Si el grupo tiene habilitada la función de subgrupos, es posible crear éstos dependientes del grupo principal. Las reglas básicas de los subgrupos son:</text:p>
      <text:list xml:id="list585346919480681820" text:style-name="L5">
        <text:list-item>
          <text:p text:style-name="P62">Los subgrupos son visibles únicamente para los miembros de su grupo padre. </text:p>
        </text:list-item>
        <text:list-item>
          <text:p text:style-name="P62">Sólo los miembros de su grupo padre pueden unirse a un subgrupo </text:p>
        </text:list-item>
        <text:list-item>
          <text:p text:style-name="P62">Los subgrupos son grupos totalmente cualificados que se rigen de la misma manera que un grupo respecto a su administración, miembros y contenidos. </text:p>
        </text:list-item>
        <text:list-item>
          <text:p text:style-name="P62">Puede haber un infinito numero de subgrupos (aunque no es recomendable <text:soft-page-break/>tener muchos ya que los usuarios podrían perderse) </text:p>
        </text:list-item>
        <text:list-item>
          <text:p text:style-name="P62">Si un usuario sale del grupo padre, automáticamente sale del subgrupo correspondiente </text:p>
        </text:list-item>
        <text:list-item>
          <text:p text:style-name="P62">Si existe un subgrupo, existen enlaces en la parte derecha de la pantalla padre para acceder a este, y al padre desde el subgrupo. </text:p>
        </text:list-item>
        <text:list-item>
          <text:p text:style-name="P62">Si se borra un grupo padre, se borran todos sus subgrupos </text:p>
        </text:list-item>
        <text:list-item>
          <text:p text:style-name="P35">El contenido de un subgrupo que se borre, puede asignarse al grupo padre, al creador del subgrupo o borrarse. </text:p>
        </text:list-item>
      </text:list>
      <text:p text:style-name="P11"/>
      <text:p text:style-name="P11"/>
      <text:h text:style-name="Heading_20_2" text:outline-level="2"><text:bookmark-start text:name="__RefHeading__601_872812295"/>Definición de Roles en un grupo <text:bookmark-end text:name="__RefHeading__601_872812295"/></text:h>
      <text:p text:style-name="Text_20_body">Pendiente de definir.</text:p>
      <text:h text:style-name="Heading_20_2" text:outline-level="2"><text:bookmark-start text:name="__RefHeading__653_872812295"/>Tipos de Contenidos que se publicarán en la <text:span text:style-name="T9">Red Profesional</text:span><text:bookmark-end text:name="__RefHeading__653_872812295"/></text:h>
      <text:p text:style-name="Text_20_body">Inicialmente se contemplan varios tipos de contenidos para la publicación en la <text:span text:style-name="T10">Red Profesional</text:span>:</text:p>
      <text:list xml:id="list82327999833169046" text:style-name="L6">
        <text:list-item>
          <text:p text:style-name="P36"><text:span text:style-name="T10">N</text:span>oticias: puestas en producción de nuevas versiones, liberaciones en el catálogo de software, actualización o generación de manuales o documentación asociada al proyecto, <text:span text:style-name="T6">…</text:span> Ciertos eventos producidos en el proyecto provocarán la generación automática de la publicación de una noticia</text:p>
        </text:list-item>
        <text:list-item>
          <text:p text:style-name="P41"><text:span text:style-name="T10">A</text:span>rtículos técnicos: contenido orientado a fomentar el conocimiento y uso de determinados componentes que conforman el proyecto. Utilizaríamos el blog para la publicación de los mismos. </text:p>
        </text:list-item>
        <text:list-item>
          <text:p text:style-name="P43">Difusión conocimiento adquirido sobre productos. KB: para realizar la difusión del conocimiento adquirido a través de incidencias resueltas en soporte o cualquier otro tipo de error conocido, se utilizara las páginas del grupo.</text:p>
        </text:list-item>
        <text:list-item>
          <text:p text:style-name="P41"><text:span text:style-name="T10">E</text:span>ncuestas: permite que los usuarios voten sobre unas determinadas opciones en alguna propuesta <text:s/>Se realizarán encuestas a petición del Jefe de Gabinete. Hay que tener en cuenta que cada encuesta sólo puede tener 1 pregunta. </text:p>
        </text:list-item>
        <text:list-item>
          <text:p text:style-name="P41"><text:span text:style-name="T10">B</text:span>rainstorm o lluvia de ideas: Ideas de los usuarios para que sean votadas y comentadas por otros usuarios del grupo. Cada usuario tiene 10 votos para asignarlos a las ideas que más le han gustado.</text:p>
        </text:list-item>
        <text:list-item>
          <text:p text:style-name="P41"><text:span text:style-name="T10">M</text:span>ensajes cortos: <text:s/>Se va a usar para publicar incidencias, problemas, interrupciones del servicio... </text:p>
        </text:list-item>
      </text:list>
      <text:p text:style-name="P42"/>
      <text:p text:style-name="Text_20_body"><text:soft-page-break/>En las reuniones de seguimiento que se mantengan se planificarán noticias y artículos técnicos para ser desarrollados y publicados en determinadas fechas.</text:p>
      <text:h text:style-name="Heading_20_3" text:outline-level="3"><text:bookmark-start text:name="__RefHeading__603_872812295"/>Publicación de noticias en el grupo<text:bookmark-end text:name="__RefHeading__603_872812295"/></text:h>
      <text:p text:style-name="Text_20_body">Actualmente en el proyecto AGATA hay tres tipos de noticias que se van a publicar:</text:p>
      <text:list xml:id="list5484403307378955089" text:style-name="L7">
        <text:list-item>
          <text:p text:style-name="P37">Liberación del software en el catálogo de la Junta de Andalucía. Esta noticia la publicará el Responsable de la Gestión de la <text:span text:style-name="T10">Red Profesional</text:span> en el proyecto una vez liberados los productos tanto de fuentes como de documentación tras haber finalizado el proceso de validación y verificación</text:p>
        </text:list-item>
        <text:list-item>
          <text:p text:style-name="P37">Puesta en producción de una nueva versión. Esta noticia la publicará el Responsable de la Gestión de la <text:span text:style-name="T10">Red Profesional</text:span> en el proyecto una vez se haya llevado a cabo la puesta en producción en Servicios Telématicos.</text:p>
        </text:list-item>
        <text:list-item>
          <text:p text:style-name="P37">Catálogo de Terminales. Esta noticia la publicará el Responsable de la Gestión de la <text:span text:style-name="T10">Red Profesional</text:span> en el proyecto siempre que se actualice el catálogo de terminales.</text:p>
        </text:list-item>
      </text:list>
      <text:p text:style-name="Text_20_body"/>
      <text:p text:style-name="Text_20_body"/>
      <text:h text:style-name="Heading_20_4" text:outline-level="4"><text:bookmark-start text:name="__RefHeading__607_872812295"/>Flujo para la publicación de Noticias<text:bookmark-end text:name="__RefHeading__607_872812295"/></text:h>
      <text:p text:style-name="Text_20_body">El flujo común para las publicaciones bajo la categoría de Noticias es el siguiente:</text:p>
      <text:list xml:id="list2007494339107179840" text:style-name="L8">
        <text:list-item>
          <text:p text:style-name="P38">Inicio de la publicación</text:p>
        </text:list-item>
        <text:list-item>
          <text:p text:style-name="P38">Preparación del contenido por parte del Responsable de Gestión de la <text:span text:style-name="T10">Red Profesional</text:span> en el proyecto</text:p>
        </text:list-item>
        <text:list-item>
          <text:p text:style-name="P38">Validación por parte del ROT de la noticia</text:p>
        </text:list-item>
        <text:list-item>
          <text:p text:style-name="P38">Publicación por parte <text:span text:style-name="T6">del</text:span> Responsable de Gestión de la <text:span text:style-name="T10">Red Profesional</text:span></text:p>
        </text:list-item>
      </text:list>
      <text:list xml:id="list1591750332428394025" text:style-name="L9">
        <text:list-header>
          <text:p text:style-name="P39"/>
        </text:list-header>
      </text:list>
      <text:p text:style-name="Text_20_body"/>
      <text:h text:style-name="Heading_20_3" text:outline-level="3"><text:bookmark-start text:name="__RefHeading__609_872812295"/>Flujo de publicación de contenidos técnicos o temáticas <text:tab/>con carácter periódico<text:bookmark-end text:name="__RefHeading__609_872812295"/></text:h>
      <text:p text:style-name="Text_20_body">El flujo común para las publicaciones bajo la categoría de “Contenidos Técnicos” se hará bajo una tarea periódica planificada, el punto de partida será acordar <text:s/>en una reunión con el jefe de Gabinete que documentos se publicarán y que fecha prevista tendrá dicha publicación.</text:p>
      <text:p text:style-name="Text_20_body">El flujo de publicación, una vez definida la planificación para la publicación de contenidos será el definido en el punto anterior.</text:p>
      <text:p text:style-name="Text_20_body"><text:soft-page-break/>El responsable de gestionar la <text:span text:style-name="T10">Red Profesional</text:span> será el encargado de publicar los contenidos técnicos, para ello creará las etiquetas necesarias en la categoría de “Contenidos Técnicos”. </text:p>
      <text:p text:style-name="Text_20_body">Esta publicación tiene como fin apoyar la difusión de las aplicaciones y sus componentes.</text:p>
      <text:p text:style-name="Text_20_body">Se publicarán los contenidos técnicos que se acuerden entre el responsable de la <text:span text:style-name="T10">Red Profesional</text:span> y el jefe de Gabinete.</text:p>
      <text:p text:style-name="Text_20_body">Estos contenidos se publicarán cuando haya un cambio en la arquitectura o en cualquier aspecto relacionado con los cambios técnicos en el proyecto y se hayan acordado en la reunión. </text:p>
      <text:p text:style-name="Text_20_body"/>
      <text:h text:style-name="Heading_20_3" text:outline-level="3"><text:bookmark-start text:name="__RefHeading__1037_345657704"/>Flujo publicación conocimiento adquirido sobre productos. KB<text:bookmark-end text:name="__RefHeading__1037_345657704"/></text:h>
      <text:p text:style-name="Text_20_body"/>
      <text:p text:style-name="P44">Cuando se tenga conocimiento de cualquier error conocido o se resuelva un ticket de soporte, el conocimiento generado deberá <text:span text:style-name="T11">documentarse, gestionarse y finalmente,</text:span> hacerse público <text:span text:style-name="T11">si se considera de interés general</text:span>. Para <text:span text:style-name="T11">la difusión del conocimiento</text:span> se hará uso de la funcionalidad de Páginas de la Red Profesional dentro del grupo correspondiente. Se utilizará una organización en forma de <text:span text:style-name="T11">árbol</text:span>, donde <text:span text:style-name="T11">habrá una raíz, Plataforma de Interoperabilidad, de la cual colgarán a su vez, los distintos componentes, y dentro de estos, las distintas versiones, y las hojas finales del árbol, un página que recopile el conocimiento adquirido. Por ejemplo:</text:span></text:p>
      <text:p text:style-name="P44"/>
      <text:p text:style-name="P45">Plataforma de Interoperabilidad (Nodo Raiz)</text:p>
      <text:p text:style-name="P45">|</text:p>
      <text:p text:style-name="P45">|</text:p>
      <text:p text:style-name="P45">Enterprise Service BUS</text:p>
      <text:p text:style-name="P45"><text:tab/>|</text:p>
      <text:p text:style-name="P45"><text:tab/>|</text:p>
      <text:p text:style-name="P45"><text:tab/>4.7.0</text:p>
      <text:p text:style-name="P45"><text:tab/><text:tab/>|</text:p>
      <text:p text:style-name="P45"><text:tab/><text:tab/>Entrada 1</text:p>
      <text:p text:style-name="P45"><text:tab/><text:tab/>Entrada 2</text:p>
      <text:p text:style-name="P45"><text:tab/>4.8.1</text:p>
      <text:p text:style-name="P45"><text:tab/><text:tab/>|</text:p>
      <text:p text:style-name="P45"><text:soft-page-break/><text:tab/><text:tab/>Entrada 3</text:p>
      <text:p text:style-name="P45"><text:tab/><text:tab/>Entrada 4</text:p>
      <text:p text:style-name="P45">|</text:p>
      <text:p text:style-name="P45">|</text:p>
      <text:p text:style-name="P45">Api Manager</text:p>
      <text:p text:style-name="P45"><text:tab/>|</text:p>
      <text:p text:style-name="P45"><text:tab/>|</text:p>
      <text:p text:style-name="P45"><text:tab/>1.7.0</text:p>
      <text:p text:style-name="P45"><text:tab/><text:tab/>|</text:p>
      <text:p text:style-name="P45"><text:tab/><text:tab/>Entrada 5</text:p>
      <text:p text:style-name="P45">|</text:p>
      <text:p text:style-name="P45">|</text:p>
      <text:p text:style-name="P45">etc</text:p>
      <text:p text:style-name="P45"/>
      <text:p text:style-name="P45"/>
      <text:p text:style-name="P45">La mayor parte del conocimiento, vendrá originado por tickets abiertos a soporte que se hayan resuelto. Para saber que tickets deben documentarse, se hará uso del campo “Comunicable”. Si un ticket se ha marcado como “Comunicable”, significará que el conocimiento generado en el ticket deberá documentarse y publicarse. Una vez documentado y publicado, se deberá desmarcar dicho campo.</text:p>
      <text:p text:style-name="P45"/>
      <text:p text:style-name="P45"/>
      <text:p text:style-name="Text_20_body"/>
      <text:h text:style-name="Heading_20_3" text:outline-level="3"><text:bookmark-start text:name="__RefHeading__773_1662210561"/>Flujo de publicación de encuestas<text:bookmark-end text:name="__RefHeading__773_1662210561"/></text:h>
      <text:p text:style-name="Text_20_body"/>
      <text:p text:style-name="Text_20_body">Cuando así se determine en las reuniones de seguimiento se crearán encuestas a los miembros del grupo.</text:p>
      <text:p text:style-name="Text_20_body">Si el grupo está bastante inactivo, se puede crear encuestas para favorecer la participación de los miembros del grupo.</text:p>
      <text:p text:style-name="Text_20_body"/>
      <text:h text:style-name="Heading_20_3" text:outline-level="3"><text:bookmark-start text:name="__RefHeading__775_1662210561"/>Flujo de envío de mensajes cortos<text:bookmark-end text:name="__RefHeading__775_1662210561"/></text:h>
      <text:p text:style-name="Text_20_body"/>
      <text:p text:style-name="Text_20_body"><text:soft-page-break/>El envío de mensajes cortos, sólo se utilizará en el caso de reporte de <text:s/>incidencias, problemas, interrupciones del servicio... en el entorno de producción.</text:p>
      <text:p text:style-name="Text_20_body">Es importante no abusar de este método de comunicación con los miembros del grupo.</text:p>
      <text:p text:style-name="Text_20_body">El ROT debe dar el visto bueno para el envío de mensajes cortos.</text:p>
      <text:p text:style-name="Text_20_body"/>
      <text:h text:style-name="Heading_20_3" text:outline-level="3"><text:bookmark-start text:name="__RefHeading__1039_345657704"/>Gestión de etiquetas<text:bookmark-end text:name="__RefHeading__1039_345657704"/></text:h>
      <text:p text:style-name="Text_20_body"/>
      <text:p text:style-name="P46"><text:span text:style-name="T4">Para poder encontrar fácilmente la información publicada en la Red Profesional, todas las publicaciones se deberían etiquetar de forma adecuada. </text:span></text:p>
      <text:p text:style-name="P46"><text:span text:style-name="T4">Una etiqueta, </text:span><text:span text:style-name="T3">es un metadato que categoriza una determinado contenido, proporcionando información que describe a dicho contenido y que facilita su recuperación. </text:span><text:span text:style-name="T14">La diferencia entre las etiquetas y las palabras clave tradicionales es que las etiquetas son elegidas de manera informal y personal por los usuarios.</text:span></text:p>
      <text:p text:style-name="P46"><text:span text:style-name="T14">A diferencia de otros sistemas de clasificación, en los sistemas basados en etiquetas no es necesario que exista un esquema de clasificación previo (por ejemplo un tesauro) como base para la clasificación. </text:span></text:p>
      <text:p text:style-name="P46"><text:span text:style-name="T14">Se pueden añadir más de una etiqueta a un mismo contenido</text:span></text:p>
      <text:p text:style-name="P46"><text:span text:style-name="T15">La utilización de etiquetas conlleva una s</text:span><text:span text:style-name="T14">erie de ventajas respecto a otros sistemas de clasificación, ya que <text:s/>estas son mas flexibles, aunque también acarrean otro tipo de desventajas, ya que las etiquetas no tienen un significado semántico , único y explicito. Así por ejemplo, la etiqueta "rosa", además de al color rosa, puede hacer referencia a la flor del mismo nombre. Esta carencia de distinción semántica inequívoca puede conducir a conexiones inadecuadas entre datos sin relación por culpa de un etiquetado homónimo o <text:s/></text:span><text:span text:style-name="T15">bien, </text:span><text:span text:style-name="T14">al ser </text:span><text:span text:style-name="T15">de</text:span><text:span text:style-name="T14"> libre <text:s/>elección, los usuarios pueden introducir en el sistema etiquetas sin sentido o que sólo tengan sentido para ellos mismos. </text:span></text:p>
      <text:p text:style-name="P46"/>
      <text:p text:style-name="P47"><text:span text:style-name="T14">P</text:span><text:span text:style-name="T13">ara intentar minimizar en lo posible los inconvenientes referenciados a la hora de utilizar etiquetas </text:span><text:span text:style-name="T16">así como mejorar las búsquedas de información, se proponen un conjunto de etiquetas para los contenidos a publicar, siempre teniendo en cuenta que no se debe perder la flexibilidad que proporcionan las etiquetas a la hora de categorizar contenido, con el objetivo de crear una folcsonomia estrecha gestionada desde los distintos proyectos.</text:span></text:p>
      <text:p text:style-name="P47"/>
      <text:p text:style-name="P47"/>
      <text:h text:style-name="P65" text:outline-level="4"><text:bookmark-start text:name="__RefHeading__1041_345657704"/><text:soft-page-break/><text:span text:style-name="T18">F</text:span><text:span text:style-name="T12">olcsonomía común a los proyectos</text:span><text:bookmark-end text:name="__RefHeading__1041_345657704"/></text:h>
      <text:p text:style-name="Text_20_body"/>
      <text:p text:style-name="P52"><text:span text:style-name="T12">Para los diversos contenidos que se vayan a publicar en la Red Profesional, se propone el uso de las siguientes etiquetas, que pueden ser de común uso para distintos proyectos:</text:span></text:p>
      <text:p text:style-name="P52"><text:span text:style-name="T12"/></text:p>
      <text:list xml:id="list2425148781889230160" text:style-name="L12">
        <text:list-item>
          <text:p text:style-name="P51"><text:span text:style-name="T12">SOA: etiqueta que se deberá emplear al dar de alta cualquier contenido relacionado con </text:span><text:span text:style-name="T17">una arquitectura orientada a servicios.</text:span></text:p>
        </text:list-item>
        <text:list-item>
          <text:p text:style-name="P51"><text:span text:style-name="T12">INTEROPERABILIDAD: etiqueta que se deberá emplear al dar de alta cualquier contenido relacionado con la </text:span><text:span text:style-name="T23">interoperabilidad</text:span><text:span text:style-name="T19"> de sistemas.</text:span></text:p>
        </text:list-item>
        <text:list-item>
          <text:p text:style-name="P54"><text:span text:style-name="T19">API: etiqueta que se deberá emplear al dar de alta cualquier contenido que haga referencia al </text:span><text:span text:style-name="T21">diseño, implementación o uso</text:span><text:span text:style-name="T19"> de una API.</text:span></text:p>
        </text:list-item>
        <text:list-item>
          <text:p text:style-name="P55"><text:span text:style-name="T12">GOBIERNO: etiqueta que se debería emplear al dar de alta cualquier contenido relacionado con el gobierno SOA o necesidades organizativas de los distintos artefactos. </text:span></text:p>
        </text:list-item>
        <text:list-item>
          <text:p text:style-name="P51"><text:span text:style-name="T12">MONITORIZACION: etiqueta que se deberá emplear al dar de alta cualquier contenido relacionado con </text:span><text:span text:style-name="T17">la monitorización </text:span><text:span text:style-name="T20">de sistemas o recursos.</text:span></text:p>
        </text:list-item>
        <text:list-item>
          <text:p text:style-name="P55"><text:span text:style-name="T12">IDENTIDADES: etiqueta que se deberá emplear al dar de alta cualquier contenido relacionado con la gestión de identidades, autenticación o autorización.</text:span></text:p>
        </text:list-item>
        <text:list-item>
          <text:p text:style-name="P55"><text:span text:style-name="T12">BUG: etiqueta que se deberá emplear al dar de alta cualquier contenido que haga referencia a la existencia o resolución de un defecto del software.</text:span></text:p>
        </text:list-item>
      </text:list>
      <text:p text:style-name="P52"/>
      <text:p text:style-name="P52"><text:span text:style-name="T12"/></text:p>
      <text:p text:style-name="P47"/>
      <text:p text:style-name="P47"><text:span text:style-name="T16"/></text:p>
      <text:h text:style-name="P65" text:outline-level="4"><text:bookmark-start text:name="__RefHeading__1043_345657704"/><text:span text:style-name="T12">Folcsonomía proyecto PLATINA</text:span><text:bookmark-end text:name="__RefHeading__1043_345657704"/></text:h>
      <text:p text:style-name="Text_20_body"/>
      <text:p text:style-name="P56"><text:span text:style-name="T12">Además de las etiquetas descritas en el apartado “Folcsonomía común a los proyectos”, se propone el uso de las siguientes etiquetas, que normalmente serán utilizadas en las </text:span><text:span text:style-name="T22">publicaciones</text:span><text:span text:style-name="T12"> del proyecto PLATINA:</text:span></text:p>
      <text:p text:style-name="P48"/>
      <text:list xml:id="list1626662763227185023" text:style-name="L10">
        <text:list-item>
          <text:p text:style-name="P49"><text:span text:style-name="T12">ESB: etiqueta que se deberá emplear al dar de alta cualquier contenido relacionado con el BUS de Servicios.</text:span></text:p>
        </text:list-item>
        <text:list-item>
          <text:p text:style-name="P49"><text:span text:style-name="T12">BAM: etiqueta que se deberá emplear al dar de alta cualquier contenido </text:span><text:soft-page-break/><text:span text:style-name="T12">relacionado con el monitor de actividad</text:span></text:p>
        </text:list-item>
      </text:list>
      <text:list xml:id="list7191950421683351079" text:style-name="L11">
        <text:list-item>
          <text:p text:style-name="P53"><text:span text:style-name="T12">IS: etiqueta que se deberá emplear al dar de alta cualquier contenido relacionado con la gestión de identidades, autenticación o autorización si se utiliza el componente identity server.</text:span></text:p>
        </text:list-item>
        <text:list-item>
          <text:p text:style-name="P53"><text:span text:style-name="T12">AM: etiqueta que se deberá emplear al dar da alta cualquier contenido relacionado con el componente API Manager.</text:span></text:p>
        </text:list-item>
        <text:list-item>
          <text:p text:style-name="P53"><text:span text:style-name="T12">GREG: etiqueta que se deberá emplear al dar de alta cualquier contenido relacionado con el componente Gobernance Registry.</text:span></text:p>
        </text:list-item>
        <text:list-item>
          <text:p text:style-name="P57"><text:span text:style-name="T12">DSS: etiqueta que se deberá emplear al dar de alta cualquier contenido relacionado con el componente Data Services Server</text:span></text:p>
        </text:list-item>
        <text:list-item>
          <text:p text:style-name="P58"><text:span text:style-name="T12">MEDIACION: etiqueta que se deberá emplear al dar de alta cualquier contenido donde se explique o detalle el uso de un mediador del catalogo de mediadores, o bien, se analice la mediación realizada para cubrir una determinada necesidad.</text:span></text:p>
          <text:p text:style-name="P50"><text:span text:style-name="T12"/></text:p>
        </text:list-item>
      </text:list>
      <text:p text:style-name="P52"><text:span text:style-name="T12"/></text:p>
      <text:p text:style-name="P52"><text:span text:style-name="T12"/></text:p>
      <text:p text:style-name="P48"><text:span text:style-name="T12"/></text:p>
      <text:h text:style-name="Heading_20_1" text:outline-level="1"><text:bookmark-start text:name="__RefHeading__611_872812295"/>ANEXO<text:bookmark-end text:name="__RefHeading__611_872812295"/></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NewsGotT1" svg:font-family="NewsGotT"/>
    <style:font-face style:name="OpenSymbol" svg:font-family="OpenSymbol"/>
    <style:font-face style:name="Tahoma2" svg:font-family="Tahoma"/>
    <style:font-face style:name="arial" svg:font-family="arial, helvetica, sans-serif"/>
    <style:font-face style:name="sans-serif" svg:font-family="sans-serif"/>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Standard" style:master-page-name="">
      <style:paragraph-properties style:page-number="auto"/>
    </style:style>
    <style:style style:name="MP3" style:family="paragraph" style:parent-style-name="Tema">
      <style:paragraph-properties fo:margin-left="0cm" fo:margin-right="0.101cm" fo:margin-top="0cm" fo:margin-bottom="0.199cm" style:contextual-spacing="false" fo:text-align="center" style:justify-single-word="false" fo:text-indent="0cm" style:auto-text-indent="false" fo:background-color="transparent" fo:padding="0cm" fo:border-left="none" fo:border-right="none" fo:border-top="none" fo:border-bottom="0.51pt solid #808080" style:shadow="none">
        <style:background-image/>
      </style:paragraph-properties>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008603"/>
    </style:style>
    <style:style style:name="MT2"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6"><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
              <text:p text:style-name="MP3">Oficina Técnica – Gestión de la Red Profesional</text:p>
              <text:p text:style-name="MP4">Gestión de la <text:span text:style-name="MT1">Red <text:s/>Profesional</text:span></text:p>
            </table:table-cell>
            <table:table-cell table:style-name="Tabla2.C1" office:value-type="string">
              <text:p text:style-name="MP5">Consejería de Hacienda y Administración Pública</text:p>
            </table:table-cell>
          </table:table-row>
        </table:table>
        <text:p text:style-name="Standard"/>
      </style:header>
      <style:footer>
        <text:p text:style-name="MP6"><text:span text:style-name="MT2"><text:tab/></text:span>Página <text:page-number text:select-page="current">17</text:page-number> de <text:page-count>17</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75</meta:editing-cycles>
    <meta:editing-duration>P2DT11H16M48S</meta:editing-duration>
    <dc:title>&lt;Entregable&gt;</dc:title>
    <dc:date>2015-04-14T15:49:36.876223328</dc:date>
    <meta:generator>LibreOffice/4.2.7.2$Linux_X86_64 LibreOffice_project/420m0$Build-2</meta:generator>
    <dc:subject>&lt;Nombre Proyecto&gt;</dc:subject>
    <meta:print-date>2010-01-15T17:08:07</meta:print-date>
    <meta:keyword>0300</meta:keyword>
    <meta:document-statistic meta:table-count="5" meta:image-count="3" meta:object-count="0" meta:page-count="17" meta:paragraph-count="229" meta:word-count="3646" meta:character-count="22234" meta:non-whitespace-character-count="18785"/>
    <meta:user-defined meta:name="Departamento">&lt;Unidad Organizativa&gt;</meta:user-defined>
  </office:meta>
</office:document-meta>
</file>